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 style:list-style-name="WWNum2"/>
    <style:style style:name="P5" style:family="paragraph" style:parent-style-name="Standard" style:list-style-name="WWNum3"/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Goal: Hold the pole in upright position</text:span></text:p>
      <text:p text:style-name="Standard"><text:span text:style-name="T1">Given:</text:span></text:p>
      <text:p text:style-name="Standard"><text:span text:style-name="T1">Continuous action Space: [-2, 2]</text:span></text:p>
      <text:p text:style-name="P6"><text:span text:style-name="T1">Binary reward: [0; 1]</text:span></text:p>
      <text:p text:style-name="Standard"><text:span text:style-name="T1">Binary reward: Does not say a lot about the action.</text:span></text:p>
      <text:list xml:id="list4717394683854853288" text:style-name="WWNum1">
        <text:list-item>
          <text:p text:style-name="P9"><text:span text:style-name="T1">Replay buffer</text:span></text:p>
        </text:list-item>
      </text:list>
      <text:p text:style-name="Standard"><text:span text:style-name="T1">Continuous action space:</text:span></text:p>
      <text:list xml:id="list174906465074575" text:continue-numbering="true" text:style-name="WWNum1">
        <text:list-item>
          <text:p text:style-name="P9"><text:span text:style-name="T1">Function Approximation</text:span></text:p>
        </text:list-item>
        <text:list-item>
          <text:p text:style-name="P9"><text:span text:style-name="T1">Policy gradient method</text:span></text:p>
        </text:list-item>
      </text:list>
      <text:p text:style-name="P2"/>
      <text:p text:style-name="Standard"><text:span text:style-name="T2">Q-Learning with replay buffer?</text:span></text:p>
      <text:p text:style-name="P1"/>
      <text:p text:style-name="Standard"><text:span text:style-name="T1">First-Visit MC Policy evaluation</text:span></text:p>
      <text:p text:style-name="Standard"><text:span text:style-name="T1">Every-Visit MC Policy evaluation</text:span></text:p>
      <text:p text:style-name="Standard"><text:span text:style-name="T1">TD Policy Evaluation</text:span></text:p>
      <text:p text:style-name="Standard"><text:span text:style-name="T1">TD-lambda</text:span></text:p>
      <text:p text:style-name="P1"/>
      <text:p text:style-name="Standard"><text:span text:style-name="T1">DQN/Discretize the state space</text:span></text:p>
      <text:p text:style-name="Standard"><text:span text:style-name="T1">REINFORCE/Policy gradient</text:span></text:p>
      <text:p text:style-name="P1"/>
      <text:p text:style-name="Standard"><text:span text:style-name="T1">Define the loss new: Distance to 0 position.</text:span></text:p>
      <text:p text:style-name="P1"/>
      <text:p text:style-name="Standard">Optimize</text:p>
      <text:list xml:id="list4818989496552408179" text:style-name="WWNum2">
        <text:list-item>
          <text:p text:style-name="P4">Return</text:p>
        </text:list-item>
        <text:list-item>
          <text:p text:style-name="P4">Learning stability</text:p>
        </text:list-item>
        <text:list-item>
          <text:p text:style-name="P4"><text:span text:style-name="T1">Speed (in terms of episode)</text:span></text:p>
        </text:list-item>
      </text:list>
      <text:p text:style-name="P1"/>
      <text:p text:style-name="P3"/>
      <text:p text:style-name="P7"><text:span text:style-name="T3">Presentation</text:span></text:p>
      <text:p text:style-name="Standard"><text:span text:style-name="T3">1 slide: Motivation</text:span></text:p>
      <text:p text:style-name="Standard"><text:span text:style-name="T1">Research:</text:span></text:p>
      <text:p text:style-name="Standard"><text:span text:style-name="T1">DQN</text:span></text:p>
      <text:p text:style-name="Standard"><text:span text:style-name="T1">Policy Gradient:</text:span></text:p>
      <text:p text:style-name="Standard"><text:span text:style-name="T1">Do the action values have to be discretized when using the REINFORCE algorithm?</text:span></text:p>
      <text:p text:style-name="Standard"><text:span text:style-name="T1">Lior: when using DQN it has to be discretized</text:span></text:p>
      <text:p text:style-name="Standard"><text:span text:style-name="T1">Book: Policy-based methods also offer useful ways of dealing with continuous action spaces.</text:span></text:p>
      <text:p text:style-name="Standard"><text:span text:style-name="T1">Book: Instead of using state-action pairs as Q-values, probability density functions can be used (Which makes a lot of sense for this task.)</text:span></text:p>
      <text:p text:style-name="P1"><text:bookmark text:name="_GoBack"/></text:p>
      <text:p text:style-name="P1"/>
      <text:p text:style-name="Standard"><text:span text:style-name="T3">2-3 slides: Result</text:span></text:p>
      <text:p text:style-name="P3"/>
      <text:p text:style-name="Standard"><text:span text:style-name="T3">1-2 slides: Discussion</text:span></text:p>
      <text:p text:style-name="Standard"><text:span text:style-name="T1">Hyperparameter optimization:</text:span></text:p>
      <text:list xml:id="list6739194542760121221" text:style-name="WWNum3">
        <text:list-item>
          <text:p text:style-name="P5">Grid search</text:p>
        </text:list-item>
        <text:list-item>
          <text:p text:style-name="P5">Bayesian Optimiza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Aufzählungszeichen1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Ott</meta:initial-creator>
    <dc:creator>Nico Ott</dc:creator>
    <meta:editing-cycles>5</meta:editing-cycles>
    <meta:creation-date>2018-01-19T18:07:00</meta:creation-date>
    <dc:date>2018-01-26T01:00:00</dc:date>
    <dc:language>de-DE</dc:language>
    <meta:editing-duration>P0D</meta:editing-duration>
    <meta:generator>LibreOffice/5.1.6.2$Linux_X86_64 LibreOffice_project/10m0$Build-2</meta:generator>
    <meta:document-statistic meta:table-count="0" meta:image-count="0" meta:object-count="0" meta:page-count="2" meta:paragraph-count="35" meta:word-count="162" meta:character-count="1033" meta:non-whitespace-character-count="9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